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fo:language="en" fo:country="US" officeooo:rsid="000b91c0" officeooo:paragraph-rsid="000b91c0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Titulo" style:master-page-name="Standard">
      <style:paragraph-properties style:page-number="auto"/>
    </style:style>
    <style:style style:name="P19" style:family="paragraph" style:parent-style-name="Heading_20_1">
      <style:text-properties officeooo:rsid="0000a630" officeooo:paragraph-rsid="0000a630"/>
    </style:style>
    <style:style style:name="P20" style:family="paragraph" style:parent-style-name="Notas_20_Informativas" style:list-style-name="L2">
      <style:paragraph-properties fo:margin-left="2.401cm" fo:margin-right="0.101cm" fo:text-indent="0cm" style:auto-text-indent="false"/>
    </style:style>
    <style:style style:name="P21" style:family="paragraph" style:parent-style-name="Text_20_body" style:list-style-name="L1"/>
    <style:style style:name="P22" style:family="paragraph" style:parent-style-name="Text_20_body" style:list-style-name="L2">
      <style:text-properties officeooo:rsid="0000a630" officeooo:paragraph-rsid="0000a630"/>
    </style:style>
    <style:style style:name="P23" style:family="paragraph" style:parent-style-name="Text_20_body" style:list-style-name="L3">
      <style:text-properties officeooo:rsid="0000a630" officeooo:paragraph-rsid="0000a630"/>
    </style:style>
    <style:style style:name="P24" style:family="paragraph" style:parent-style-name="Text_20_body" style:list-style-name="L2">
      <style:text-properties officeooo:rsid="0007e4d6" officeooo:paragraph-rsid="0007e4d6"/>
    </style:style>
    <style:style style:name="P25" style:family="paragraph" style:parent-style-name="Text_20_body" style:list-style-name="L3">
      <style:text-properties officeooo:rsid="000b91c0" officeooo:paragraph-rsid="000b91c0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7e4d6"/>
    </style:style>
    <style:style style:name="T12" style:family="text">
      <style:text-properties officeooo:rsid="00097c41"/>
    </style:style>
    <style:style style:name="T13" style:family="text">
      <style:text-properties officeooo:rsid="000b1c58"/>
    </style:style>
    <style:style style:name="T14" style:family="text">
      <style:text-properties officeooo:rsid="000b91c0"/>
    </style:style>
    <style:style style:name="T15" style:family="text">
      <style:text-properties fo:font-style="normal" style:text-underline-style="solid" style:text-underline-width="auto" style:text-underline-color="font-color" fo:font-weight="bold" officeooo:rsid="0000a630" style:font-style-asian="normal" style:font-weight-asian="bold" style:font-style-complex="normal" style:font-weight-complex="bold"/>
    </style:style>
    <style:style style:name="T16" style:family="text">
      <style:text-properties officeooo:rsid="00113167"/>
    </style:style>
    <style:style style:name="T17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113167" style:font-size-asian="24pt" style:font-weight-asian="bold" style:font-size-complex="24pt" style:font-weight-complex="bold"/>
    </style:style>
    <style:style style:name="T19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T20" style:family="text">
      <style:text-properties officeooo:rsid="00118ae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" text:name="NumeroTema"/>
        <text:user-field-decl office:value-type="string" office:string-value="Navegadores y entorno de trabajo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9">U</text:span><text:span text:style-name="T18">D 01</text:span><text:span text:style-name="T17">.</text:span></text:p>
      <text:p text:style-name="P5"><text:user-field-get text:name="Tema">Navegadores y entorno de trabajo</text:user-field-get></text:p>
      <text:p text:style-name="P6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20">9</text:span>/20<text:span text:style-name="T20">20</text:span></text:p>
      <text:p text:style-name="P14"><text:tab/><text:tab/><text:tab/><text:tab/><text:tab/><text:tab/><text:tab/><text:tab/><text:tab/><text:tab/>Versión:<text:date style:data-style-name="N104" text:date-value="2019-09-11T09:56:39.284174130">190911</text:date>.<text:time style:data-style-name="N105" text:time-value="2019-09-11T09:56:39.284339463">0956</text:time></text:p>
      <text:p text:style-name="P3"/>
      <text:p text:style-name="Standard"/>
      <text:p text:style-name="Standard"><text:soft-page-break/></text:p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 Fechas<text:tab/>3</text:p>
          <text:p text:style-name="P16">2. Conocimientos previos<text:tab/>3</text:p>
          <text:p text:style-name="P16">3. Objetivos<text:tab/>3</text:p>
          <text:p text:style-name="P16">4. Contenidos<text:tab/>3</text:p>
          <text:p text:style-name="P16">5. Actividades<text:tab/>3</text:p>
          <text:p text:style-name="P16">6. Recomendaciones<text:tab/>3</text:p>
        </text:index-body>
      </text:table-of-content>
      <text:p text:style-name="Standard"/>
      <text:p text:style-name="P18">UD0<text:user-field-get text:name="NumeroTema">1</text:user-field-get>. <text:user-field-get text:name="Tema">Navegadores y entorno de trabajo</text:user-field-get></text:p>
      <text:h text:style-name="P19" text:outline-level="1">Fecha<text:span text:style-name="T10">s</text:span></text:h>
      <text:p text:style-name="Text_20_body"><text:span text:style-name="T9">Desde</text:span> 1<text:span text:style-name="T20">6</text:span>/09/201<text:span text:style-name="T20">9</text:span> <text:span text:style-name="T12">al</text:span> <text:span text:style-name="T9">22</text:span>/<text:span text:style-name="T9">09</text:span>/201<text:span text:style-name="T20">9</text:span>. <text:span text:style-name="T9">La duración de la unidad es de 1 semana (7 horas)</text:span>.</text:p>
      <text:h text:style-name="P19" text:outline-level="1">Conocimientos previos</text:h>
      <text:list xml:id="list1308564635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</text:list>
      <text:h text:style-name="P19" text:outline-level="1">Objetivos</text:h>
      <text:list xml:id="list1911104531" text:style-name="L2">
        <text:list-item>
          <text:p text:style-name="P22">Aprender a instalar un navegador <text:span text:style-name="T11">W</text:span>eb.</text:p>
        </text:list-item>
        <text:list-item>
          <text:p text:style-name="P24">Aprender a instalar una extensión para un navegador Web.</text:p>
        </text:list-item>
        <text:list-item>
          <text:p text:style-name="P22">Aprender a instalar un entorno de desarrollo.</text:p>
        </text:list-item>
        <text:list-item>
          <text:p text:style-name="P22">Aprender a instalar un cliente para un sistema de control de versiones. </text:p>
        </text:list-item>
        <text:list-item>
          <text:p text:style-name="P22">Aprender a instalar extensiones para un entorno de desarrollo.</text:p>
          <text:p text:style-name="P20"><text:span text:style-name="T3"> </text:span><text:span text:style-name="T9">La instalación de un servidor web no es obligatoria para esta evaluación</text:span>.</text:p>
        </text:list-item>
      </text:list>
      <text:h text:style-name="P19" text:outline-level="1">Contenidos</text:h>
      <text:list xml:id="list2032847515" text:style-name="L3">
        <text:list-item>
          <text:p text:style-name="P23">Instalación de<text:span text:style-name="T11">l</text:span> navegador <text:span text:style-name="T11">Mozilla Firefox</text:span>.</text:p>
        </text:list-item>
        <text:list-item>
          <text:p text:style-name="P23">Instalación entorno de desarrollo <text:span text:style-name="T14">Visual Studio Code</text:span>.</text:p>
        </text:list-item>
        <text:list-item>
          <text:p text:style-name="P23">Instalación de Git.</text:p>
        </text:list-item>
        <text:list-item>
          <text:p text:style-name="P25">Depuración. Consola Web.</text:p>
        </text:list-item>
      </text:list>
      <text:h text:style-name="P19" text:outline-level="1">Actividades</text:h>
      <text:p text:style-name="Text_20_body"><text:span text:style-name="T9">Es muy importante leer los apuntes y realizar los ejercicios. Los ejercicios de esta unidad </text:span><text:span text:style-name="T15">no son evaluables</text:span><text:span text:style-name="T9">, pero son base para la realización de actividades en las próximas unidades didácticas</text:span>.</text:p>
      <text:h text:style-name="P19" text:outline-level="1">Recomendaciones</text:h>
      <text:p text:style-name="P8">Es necesario acudir a las TC con los conceptos principales estudiados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" text:name="NumeroTema"/>
          <text:user-field-decl office:value-type="string" office:string-value="Navegadores y entorno de trabajo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Navegadores y entorno de trabajo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19H34M43S</meta:editing-duration>
    <meta:editing-cycles>23</meta:editing-cycles>
    <meta:generator>LibreOffice/6.3.1.2$Linux_X86_64 LibreOffice_project/30$Build-2</meta:generator>
    <dc:title>Plantilla CEED</dc:title>
    <dc:date>2019-09-11T09:56:39.167590806</dc:date>
    <meta:print-date>2016-09-19T01:24:23.102000000</meta:print-date>
    <meta:document-statistic meta:table-count="0" meta:image-count="1" meta:object-count="0" meta:page-count="3" meta:paragraph-count="49" meta:word-count="308" meta:character-count="1951" meta:non-whitespace-character-count="1688"/>
    <meta:template xlink:type="simple" xlink:actuate="onRequest" xlink:title="Plantilla CEED" xlink:href="../../.config/libreoffice/4/user/template/Plantilla%20CEED.ott" meta:date="2016-09-15T13:17:11.020000000"/>
  </office:meta>
</office:document-meta>
</file>